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/>
    </style:style>
    <style:style style:name="P2" style:family="paragraph" style:parent-style-name="Text_20_body">
      <style:text-properties style:use-window-font-color="true" fo:background-color="transparent"/>
    </style:style>
    <style:style style:name="P3" style:family="paragraph" style:parent-style-name="Text_20_body">
      <style:text-properties style:use-window-font-color="true" style:font-name="Liberation Mono" fo:font-size="10pt" fo:background-color="transparent" style:font-size-asian="10pt" style:font-size-complex="10pt"/>
    </style:style>
    <style:style style:name="P4" style:family="paragraph" style:parent-style-name="Text_20_body"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use-window-font-color="true" style:font-name="Liberation Serif" fo:font-size="12pt" style:font-size-asian="10.5pt" style:font-size-complex="12pt"/>
    </style:style>
    <style:style style:name="P6" style:family="paragraph" style:parent-style-name="Text_20_body">
      <style:text-properties style:use-window-font-color="true" style:font-name="Liberation Serif" fo:font-size="12pt" fo:font-weight="normal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font-name="Liberation Mono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paragraph-properties fo:text-align="start" style:justify-single-word="false"/>
      <style:text-properties fo:color="#111111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loext:contextual-spacing="false"/>
      <style:text-properties fo:color="#000000"/>
    </style:style>
    <style:style style:name="P11" style:family="paragraph" style:parent-style-name="Text_20_body">
      <style:text-properties fo:color="#1c1c1c" style:font-name="Liberation mon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Directory_20_Tree">
      <style:text-properties fo:font-size="12pt" style:font-size-asian="12pt" style:font-size-complex="12pt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Preformatted_20_Text">
      <style:text-properties fo:color="#7f0055"/>
    </style:style>
    <style:style style:name="P16" style:family="paragraph" style:parent-style-name="Preformatted_20_Text">
      <style:paragraph-properties loext:contextual-spacing="false"/>
      <style:text-properties fo:color="#7f0055"/>
    </style:style>
    <style:style style:name="P17" style:family="paragraph" style:parent-style-name="Preformatted_20_Text">
      <style:paragraph-properties loext:contextual-spacing="false"/>
      <style:text-properties fo:color="#7f0055" fo:background-color="transparent"/>
    </style:style>
    <style:style style:name="P18" style:family="paragraph" style:parent-style-name="Preformatted_20_Text">
      <style:text-properties style:font-name="Liberation Serif" fo:font-weight="normal" style:font-weight-asian="normal" style:font-weight-complex="normal"/>
    </style:style>
    <style:style style:name="P19" style:family="paragraph" style:parent-style-name="Preformatted_20_Text">
      <style:text-properties fo:color="#006600"/>
    </style:style>
    <style:style style:name="P20" style:family="paragraph" style:parent-style-name="Preformatted_20_Text">
      <style:text-properties fo:color="#333333" style:font-name="Liberation mono" fo:font-size="10pt" style:font-size-asian="10pt" style:font-size-complex="10pt"/>
    </style:style>
    <style:style style:name="P21" style:family="paragraph" style:parent-style-name="Preformatted_20_Text">
      <style:paragraph-properties loext:contextual-spacing="false"/>
      <style:text-properties fo:color="#333333" style:font-name="Liberation Mono" fo:font-size="10pt" fo:background-color="transparent" style:font-size-asian="10pt" style:font-size-complex="10pt"/>
    </style:style>
    <style:style style:name="P22" style:family="paragraph" style:parent-style-name="Preformatted_20_Text">
      <style:paragraph-properties loext:contextual-spacing="false" fo:margin-top="0cm" fo:margin-bottom="0.499cm"/>
    </style:style>
    <style:style style:name="P23" style:family="paragraph" style:parent-style-name="Title">
      <style:text-properties fo:font-size="22pt" style:font-size-asian="22pt" style:font-size-complex="22pt"/>
    </style:style>
    <style:style style:name="P24" style:family="paragraph" style:parent-style-name="Text_20_body">
      <style:paragraph-properties fo:margin-top="0cm" fo:margin-bottom="0cm"/>
    </style:style>
    <style:style style:name="P25" style:family="paragraph" style:parent-style-name="Text_20_body">
      <style:paragraph-properties fo:margin-top="0cm" fo:margin-bottom="0cm"/>
      <style:text-properties style:use-window-font-color="true" style:font-name="Liberation mono" fo:font-size="10pt" style:font-size-asian="10pt" style:font-size-complex="10pt"/>
    </style:style>
    <style:style style:name="P26" style:family="paragraph" style:parent-style-name="Text_20_body">
      <style:paragraph-properties fo:margin-top="0cm" fo:margin-bottom="0cm"/>
      <style:text-properties fo:color="#1c1c1c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cm"/>
      <style:text-properties fo:color="#1c1c1c" style:font-name="Liberation mono" fo:font-size="10pt" style:font-size-asian="10pt" style:font-size-complex="10pt"/>
    </style:style>
    <style:style style:name="P28" style:family="paragraph" style:parent-style-name="Text_20_body">
      <style:paragraph-properties loext:contextual-spacing="false" fo:margin-top="0cm" fo:margin-bottom="0cm"/>
      <style:text-properties fo:color="#1c1c1c" style:font-name="Liberation mono" fo:font-size="10pt" style:font-size-asian="10pt" style:font-size-complex="10pt"/>
    </style:style>
    <style:style style:name="P29" style:family="paragraph" style:parent-style-name="Text_20_body">
      <style:paragraph-properties loext:contextual-spacing="false" fo:margin-top="0cm" fo:margin-bottom="0cm"/>
      <style:text-properties fo:color="#000000" style:font-name="Liberation mono" fo:font-size="10pt" style:font-size-asian="10pt" style:font-size-complex="10pt"/>
    </style:style>
    <style:style style:name="P30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Heading_20_2">
      <style:text-properties fo:font-size="16.1000003814697pt" style:font-size-asian="16.1000003814697pt" style:font-size-complex="16.1000003814697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>
      <style:text-properties style:font-name="Liberation mono" fo:font-size="10pt" style:font-size-asian="10pt" style:font-size-complex="10pt"/>
    </style:style>
    <style:style style:name="P37" style:family="paragraph" style:parent-style-name="Text_20_body">
      <style:text-properties style:font-name="Liberation mono" fo:font-size="10pt" fo:language="en" fo:country="US" style:font-size-asian="10pt" style:font-size-complex="10pt"/>
    </style:style>
    <style:style style:name="P38" style:family="paragraph" style:parent-style-name="Text_20_body" style:list-style-name="L2"/>
    <style:style style:name="P39" style:family="paragraph" style:parent-style-name="Text_20_body">
      <style:text-properties style:use-window-font-color="true" style:font-name="Liberation Serif" fo:font-size="12pt" style:font-size-asian="10.5pt" style:font-size-complex="12pt"/>
    </style:style>
    <style:style style:name="P40" style:family="paragraph" style:parent-style-name="Text_20_body">
      <style:text-properties fo:language="en" fo:country="US"/>
    </style:style>
    <style:style style:name="P41" style:family="paragraph" style:parent-style-name="Text_20_body" style:list-style-name="L1">
      <style:paragraph-properties loext:contextual-spacing="false" fo:margin-top="0cm" fo:margin-bottom="0cm"/>
      <style:text-properties fo:font-weight="normal" style:font-weight-asian="normal" style:font-weight-complex="normal"/>
    </style:style>
    <style:style style:name="P42" style:family="paragraph" style:parent-style-name="Text_20_body" style:list-style-name="L1">
      <style:paragraph-properties fo:margin-top="0cm" fo:margin-bottom="0cm"/>
    </style:style>
    <style:style style:name="P43" style:family="paragraph" style:parent-style-name="Text_20_body" style:list-style-name="L1">
      <style:paragraph-properties loext:contextual-spacing="false" fo:margin-top="0cm" fo:margin-bottom="0cm"/>
    </style:style>
    <style:style style:name="P44" style:family="paragraph" style:parent-style-name="Text_20_body">
      <style:paragraph-properties fo:margin-top="0cm" fo:margin-bottom="0cm"/>
      <style:text-properties fo:color="#1c1c1c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loext:contextual-spacing="false" fo:margin-top="0cm" fo:margin-bottom="0cm"/>
      <style:text-properties fo:color="#1c1c1c" style:font-name="Liberation mono" fo:font-size="10pt" style:font-size-asian="10pt" style:font-size-complex="10pt"/>
    </style:style>
    <style:style style:name="P46" style:family="paragraph" style:parent-style-name="Text_20_body">
      <style:paragraph-properties fo:margin-top="0cm" fo:margin-bottom="0cm"/>
      <style:text-properties fo:color="#1c1c1c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/>
      <style:text-properties fo:color="#1c1c1c" style:font-name="Liberation mono" fo:font-size="10pt" fo:language="en" fo:country="US" style:font-size-asian="10pt" style:font-size-complex="10pt"/>
    </style:style>
    <style:style style:name="P48" style:family="paragraph" style:parent-style-name="Text_20_body">
      <style:paragraph-properties fo:margin-top="0cm" fo:margin-bottom="0cm"/>
      <style:text-properties style:font-name="Liberation mono" fo:font-size="10pt" style:font-size-asian="10pt" style:font-size-complex="10pt"/>
    </style:style>
    <style:style style:name="P49" style:family="paragraph" style:parent-style-name="Text_20_body" style:list-style-name="L2">
      <style:paragraph-properties fo:margin-top="0cm" fo:margin-bottom="0cm"/>
      <style:text-properties style:font-name="Liberation mono" fo:font-size="10pt" style:font-size-asian="10pt" style:font-size-complex="10pt"/>
    </style:style>
    <style:style style:name="P50" style:family="paragraph" style:parent-style-name="Text_20_body">
      <style:paragraph-properties fo:margin-top="0cm" fo:margin-bottom="0cm"/>
      <style:text-properties fo:font-size="16pt" style:font-size-asian="16pt" style:font-size-complex="16pt"/>
    </style:style>
    <style:style style:name="P51" style:family="paragraph" style:parent-style-name="Text_20_body">
      <style:paragraph-properties loext:contextual-spacing="false" fo:margin-top="0cm" fo:margin-bottom="0cm"/>
    </style:style>
    <style:style style:name="P52" style:family="paragraph" style:parent-style-name="Text_20_body" style:master-page-name="">
      <style:paragraph-properties fo:margin-left="0cm" fo:margin-right="0cm" fo:margin-top="0cm" fo:margin-bottom="0.247cm" fo:line-height="120%" fo:text-indent="0.051cm" style:auto-text-indent="false" style:page-number="auto"/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7f0055"/>
    </style:style>
    <style:style style:name="T6" style:family="text">
      <style:text-properties fo:color="#7f0055" fo:font-weight="bold"/>
    </style:style>
    <style:style style:name="T7" style:family="text">
      <style:text-properties fo:color="#7f0055" fo:font-weight="bold" fo:background-color="#ffffff" loext:char-shading-value="0"/>
    </style:style>
    <style:style style:name="T8" style:family="text">
      <style:text-properties fo:color="#2a00ff"/>
    </style:style>
    <style:style style:name="T9" style:family="text">
      <style:text-properties fo:color="#000000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style:font-name="Liberation serif" fo:font-size="12pt" fo:language="en" fo:country="US" fo:background-color="transparent" style:font-size-asian="12pt" style:font-size-complex="12pt" loext:char-shading-value="0"/>
    </style:style>
    <style:style style:name="T12" style:family="text">
      <style:text-properties fo:color="#000000" style:font-name="Liberation serif" fo:font-size="12pt" fo:language="en" fo:country="US" fo:font-style="italic" fo:background-color="transparent" style:font-size-asian="12pt" style:font-style-asian="italic" style:font-size-complex="12pt" style:font-style-complex="italic" loext:char-shading-value="0"/>
    </style:style>
    <style:style style:name="T13" style:family="text">
      <style:text-properties fo:color="#000000" style:font-name="Liberation serif" fo:font-size="12pt" fo:language="en" fo:country="US" fo:font-weight="bold" fo:background-color="transparent" style:font-size-asian="12pt" style:font-weight-asian="bold" style:font-size-complex="12pt" style:font-weight-complex="bold" loext:char-shading-value="0"/>
    </style:style>
    <style:style style:name="T14" style:family="text">
      <style:text-properties fo:color="#000000" style:font-name="Liberation serif" fo:font-size="12pt" fo:language="en" fo:country="US" fo:font-weight="normal" fo:background-color="transparent" style:font-size-asian="12pt" style:font-weight-asian="normal" style:font-size-complex="12pt" style:font-weight-complex="normal" loext:char-shading-value="0"/>
    </style:style>
    <style:style style:name="T15" style:family="text">
      <style:text-properties fo:color="#000000" style:font-name="Liberation serif" fo:font-size="12pt" fo:background-color="transparent" style:font-size-asian="12pt" style:font-size-complex="12pt" loext:char-shading-value="0"/>
    </style:style>
    <style:style style:name="T16" style:family="text">
      <style:text-properties fo:color="#000000" style:font-name="Liberation serif" fo:font-size="12pt" fo:language="ru" fo:country="RU" fo:background-color="transparent" style:font-size-asian="12pt" style:font-size-complex="12pt" loext:char-shading-value="0"/>
    </style:style>
    <style:style style:name="T17" style:family="text">
      <style:text-properties fo:color="#000000" style:font-name="Liberation mono" fo:font-size="10pt" fo:background-color="transparent" style:font-size-asian="10pt" style:font-size-complex="10pt" loext:char-shading-value="0"/>
    </style:style>
    <style:style style:name="T18" style:family="text">
      <style:text-properties fo:color="#000000" fo:language="en" fo:country="US" fo:background-color="transparent" loext:char-shading-value="0"/>
    </style:style>
    <style:style style:name="T19" style:family="text">
      <style:text-properties fo:color="#3f7f59"/>
    </style:style>
    <style:style style:name="T20" style:family="text">
      <style:text-properties fo:background-color="#ffffff" loext:char-shading-value="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background-color="transparent"/>
    </style:style>
    <style:style style:name="T23" style:family="text">
      <style:text-properties style:use-window-font-color="true" fo:background-color="transparent" loext:char-shading-value="0"/>
    </style:style>
    <style:style style:name="T24" style:family="text">
      <style:text-properties style:use-window-font-color="true" fo:font-weight="bold" style:font-weight-asian="bold" style:font-weight-complex="bold"/>
    </style:style>
    <style:style style:name="T25" style:family="text">
      <style:text-properties style:font-name="Liberation Mono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weight="normal" style:font-weight-asian="normal" style:font-weight-complex="normal"/>
    </style:style>
    <style:style style:name="T28" style:family="text">
      <style:text-properties style:font-name="Liberation Serif" fo:font-weight="normal" fo:background-color="transparent" style:font-weight-asian="normal" style:font-weight-complex="normal" loext:char-shading-value="0"/>
    </style:style>
    <style:style style:name="T29" style:family="text">
      <style:text-properties style:font-name="Liberation Serif" fo:font-size="12pt" style:font-size-asian="10.5pt" style:font-size-complex="12pt"/>
    </style:style>
    <style:style style:name="T30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normal" style:font-weight-asian="normal" style:font-weight-complex="normal"/>
    </style:style>
    <style:style style:name="T35" style:family="text">
      <style:text-properties fo:color="#007826" fo:background-color="transparent" loext:char-shading-value="0"/>
    </style:style>
    <style:style style:name="T36" style:family="text">
      <style:text-properties fo:color="#007826" fo:font-weight="normal" fo:background-color="transparent" style:font-weight-asian="normal" style:font-weight-complex="normal" loext:char-shading-value="0"/>
    </style:style>
    <style:style style:name="T37" style:family="text">
      <style:text-properties fo:color="#007826" fo:font-weight="normal" style:font-weight-asian="normal" style:font-weight-complex="normal"/>
    </style:style>
    <style:style style:name="T38" style:family="text">
      <style:text-properties fo:color="#007826" style:font-name="Liberation serif" fo:font-size="12pt" fo:language="en" fo:country="US" fo:background-color="transparent" style:font-size-asian="12pt" style:font-size-complex="12pt" loext:char-shading-value="0"/>
    </style:style>
    <style:style style:name="T39" style:family="text">
      <style:text-properties fo:color="#007826" style:font-name="Liberation serif" fo:font-size="12pt" fo:language="en" fo:country="US" fo:font-weight="normal" fo:background-color="transparent" style:font-size-asian="12pt" style:font-weight-asian="normal" style:font-size-complex="12pt" style:font-weight-complex="normal" loext:char-shading-value="0"/>
    </style:style>
    <style:style style:name="T40" style:family="text">
      <style:text-properties fo:color="#ff0000"/>
    </style:style>
    <style:style style:name="T41" style:family="text">
      <style:text-properties fo:color="#1c1c1c" style:font-name="Liberation mono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/>
    </style:style>
    <style:style style:name="T43" style:family="text">
      <style:text-properties style:font-name="Liberation sans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990000" fo:background-color="transparent" loext:char-shading-value="0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2">Event – Creative and Modern One Page HTML Template for Events</text:span><text:span text:style-name="T43"> </text:span><text:bookmark-start text:name="__RefHeading___Toc106_1696862431"/><text:span text:style-name="T43"><text:s/></text:span>– Festival.<text:line-break/>Documentation.<text:bookmark-end text:name="__RefHeading___Toc106_169686243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108_1696862431" text:style-name="Index_20_Link" text:visited-style-name="Index_20_Link">1. Features.<text:tab/>2</text:a></text:p>
          <text:p text:style-name="P32"><text:a xlink:type="simple" xlink:href="#__RefHeading___Toc133_1336622991" text:style-name="Index_20_Link" text:visited-style-name="Index_20_Link">2. Project Structure<text:tab/>3</text:a></text:p>
          <text:p text:style-name="P32"><text:a xlink:type="simple" xlink:href="#__RefHeading___Toc110_1696862431" text:style-name="Index_20_Link" text:visited-style-name="Index_20_Link">3. HTML Structure<text:tab/>4</text:a></text:p>
          <text:p text:style-name="P31"><text:a xlink:type="simple" xlink:href="#__RefHeading___Toc199_1336622991" text:style-name="Index_20_Link" text:visited-style-name="Index_20_Link">3.1 Head<text:tab/>4</text:a></text:p>
          <text:p text:style-name="P31"><text:a xlink:type="simple" xlink:href="#__RefHeading___Toc135_1336622991" text:style-name="Index_20_Link" text:visited-style-name="Index_20_Link">3.2 Navigation Panel<text:tab/>4</text:a></text:p>
          <text:p text:style-name="P31"><text:a xlink:type="simple" xlink:href="#__RefHeading___Toc137_1336622991" text:style-name="Index_20_Link" text:visited-style-name="Index_20_Link">3.3 About<text:tab/>5</text:a></text:p>
          <text:p text:style-name="P31"><text:a xlink:type="simple" xlink:href="#__RefHeading___Toc139_1336622991" text:style-name="Index_20_Link" text:visited-style-name="Index_20_Link">3.4 Stars<text:tab/>6</text:a></text:p>
          <text:p text:style-name="P31"><text:a xlink:type="simple" xlink:href="#__RefHeading___Toc201_1336622991" text:style-name="Index_20_Link" text:visited-style-name="Index_20_Link">3.5 Video<text:tab/>6</text:a></text:p>
          <text:p text:style-name="P31"><text:a xlink:type="simple" xlink:href="#__RefHeading___Toc203_1336622991" text:style-name="Index_20_Link" text:visited-style-name="Index_20_Link">3.6 Tracklist<text:tab/>6</text:a></text:p>
          <text:p text:style-name="P31"><text:a xlink:type="simple" xlink:href="#__RefHeading___Toc141_1336622991" text:style-name="Index_20_Link" text:visited-style-name="Index_20_Link">3.7 Tickets and merchandise <text:tab/>7</text:a></text:p>
          <text:p text:style-name="P31"><text:a xlink:type="simple" xlink:href="#__RefHeading___Toc143_1336622991" text:style-name="Index_20_Link" text:visited-style-name="Index_20_Link">3.8 Sponsors<text:tab/>7</text:a></text:p>
          <text:p text:style-name="P31"><text:a xlink:type="simple" xlink:href="#__RefHeading___Toc145_1336622991" text:style-name="Index_20_Link" text:visited-style-name="Index_20_Link">3.8 Contact<text:tab/>8</text:a></text:p>
          <text:p text:style-name="P31"><text:a xlink:type="simple" xlink:href="#__RefHeading___Toc234_1336622991" text:style-name="Index_20_Link" text:visited-style-name="Index_20_Link">3.9 Map<text:tab/>8</text:a></text:p>
          <text:p text:style-name="P31"><text:a xlink:type="simple" xlink:href="#__RefHeading___Toc236_1336622991" text:style-name="Index_20_Link" text:visited-style-name="Index_20_Link">3.10 Footer<text:tab/>8</text:a></text:p>
          <text:p text:style-name="P32"><text:a xlink:type="simple" xlink:href="#__RefHeading___Toc112_1696862431" text:style-name="Index_20_Link" text:visited-style-name="Index_20_Link">4. CSS files and Structure<text:tab/>9</text:a></text:p>
          <text:p text:style-name="P32"><text:a xlink:type="simple" xlink:href="#__RefHeading___Toc114_1696862431" text:style-name="Index_20_Link" text:visited-style-name="Index_20_Link">5. Fonts<text:tab/>10</text:a></text:p>
          <text:p text:style-name="P32"><text:a xlink:type="simple" xlink:href="#__RefHeading___Toc116_1696862431" text:style-name="Index_20_Link" text:visited-style-name="Index_20_Link">6. JavaScript<text:tab/>11</text:a></text:p>
          <text:p text:style-name="P32"><text:a xlink:type="simple" xlink:href="#__RefHeading___Toc122_1696862431" text:style-name="Index_20_Link" text:visited-style-name="Index_20_Link">7. Editing source code<text:tab/>12</text:a></text:p>
        </text:index-body>
      </text:table-of-content>
      <text:p text:style-name="P33"/>
      <text:h text:style-name="P35" text:outline-level="1"><text:bookmark-start text:name="__RefHeading___Toc108_1696862431"/>1. Features.<text:bookmark-end text:name="__RefHeading___Toc108_1696862431"/></text:h>
      <text:list xml:id="list4528720673198593471" text:style-name="L1">
        <text:list-item>
          <text:p text:style-name="P41">Semantically Correct / Valid HTML Code</text:p>
        </text:list-item>
        <text:list-item>
          <text:p text:style-name="P43">Bootstrap and jQuery powered</text:p>
        </text:list-item>
        <text:list-item>
          <text:p text:style-name="P43">Fully Responsive Layout</text:p>
        </text:list-item>
        <text:list-item>
          <text:p text:style-name="P43">Cross browser compatible ( Internet Explorer 11+, Firefox, Safari, Opera, Chrome etc. )</text:p>
        </text:list-item>
        <text:list-item>
          <text:p text:style-name="P43">2 color schemes for every template</text:p>
        </text:list-item>
        <text:list-item>
          <text:p text:style-name="P43">Easy to Use and Customize</text:p>
        </text:list-item>
        <text:list-item>
          <text:p text:style-name="P42">Google Web Fonts</text:p>
        </text:list-item>
        <text:list-item>
          <text:p text:style-name="P42">Iconic fonts</text:p>
        </text:list-item>
      </text:list>
      <text:p text:style-name="Text_20_body"/>
      <text:h text:style-name="P35" text:outline-level="1"><text:bookmark-start text:name="__RefHeading___Toc133_1336622991"/>2. Project Structure<text:bookmark-end text:name="__RefHeading___Toc133_1336622991"/></text:h>
      <text:p text:style-name="Text_20_body">Template has the following project structure:</text:p>
      <text:p text:style-name="P13">├── dist</text:p>
      <text:p text:style-name="P13">│ <text:s text:c="2"/>├── css</text:p>
      <text:p text:style-name="P13">│ <text:s text:c="2"/>├── img</text:p>
      <text:p text:style-name="P13">│ <text:s text:c="2"/>├── pics</text:p>
      <text:p text:style-name="P13">│ <text:s text:c="2"/>├── media</text:p>
      <text:p text:style-name="P13">│ <text:s text:c="2"/>├── fonts</text:p>
      <text:p text:style-name="P13">│ <text:s text:c="2"/>├── js</text:p>
      <text:p text:style-name="P13">│ <text:s text:c="2"/>├── components</text:p>
      <text:p text:style-name="P13">│ <text:s text:c="2"/>├── fest-dark.html</text:p>
      <text:p text:style-name="P13">│ <text:s text:c="2"/>└── fest-light.html<text:line-break/>│</text:p>
      <text:p text:style-name="P13">├── documentation</text:p>
      <text:p text:style-name="P13">└── src</text:p>
      <text:p text:style-name="P13"><text:s text:c="4"/>├── img</text:p>
      <text:p text:style-name="P13"><text:s text:c="4"/>├── pics</text:p>
      <text:p text:style-name="P13"><text:s text:c="4"/>├── less</text:p>
      <text:p text:style-name="P13"><text:s text:c="4"/>├── fonts</text:p>
      <text:p text:style-name="P13"><text:s text:c="4"/>├── media</text:p>
      <text:p text:style-name="P13"><text:s text:c="4"/>├── js</text:p>
      <text:p text:style-name="P13"><text:s text:c="4"/>└── less </text:p>
      <text:p text:style-name="Text_20_body"><text:span text:style-name="T3">./dist </text:span><text:span text:style-name="T1">folder contains files that are ready to use. Just serve them with your web-server.<text:line-break/></text:span><text:span text:style-name="T3">./src </text:span><text:span text:style-name="T1">folder contains source files, which can be used for deep modifying of theme.</text:span><text:line-break/><text:span text:style-name="T3">./documentation </text:span><text:span text:style-name="T1">folder contains this file with documentation</text:span></text:p>
      <text:p text:style-name="P30">This template consist of three separate templates – Concert, Conference and <text:span text:style-name="T3">Festival</text:span>.</text:p>
      <text:p text:style-name="P30">Each of them has two color schemes – light and dark versions.</text:p>
      <text:p text:style-name="P24"><text:span text:style-name="T1">This documentation is about Festival Template, but </text:span><text:span text:style-name="Source_20_Text"><text:span text:style-name="T30">documentation files different only for </text:span></text:span><text:span text:style-name="Source_20_Text"><text:span text:style-name="T31">HTML Structure </text:span></text:span><text:span text:style-name="Source_20_Text"><text:span text:style-name="T30">part, everything else is the same.</text:span></text:span></text:p>
      <text:h text:style-name="P35" text:outline-level="1"><text:bookmark-start text:name="__RefHeading___Toc110_1696862431"/>3. HTML Structure<text:bookmark-end text:name="__RefHeading___Toc110_1696862431"/></text:h>
      <text:p text:style-name="Text_20_body">All the <text:span text:style-name="T3">html</text:span> code is placed in <text:span text:style-name="T3">fest-light.html </text:span><text:span text:style-name="T1">and</text:span><text:span text:style-name="T3"> fest-light.html</text:span> files. Feel free to edit it to reach the result you want to get. The <text:span text:style-name="T3">.html</text:span><text:span text:style-name="T1"> files use </text:span><text:span text:style-name="T3">UTF-8</text:span><text:span text:style-name="T1"> codepage.</text:span> Use the editor with <text:span text:style-name="T3">UTF-8</text:span> support to avoid problems with unreadable symbols.</text:p>
      <text:h text:style-name="Heading_20_2" text:outline-level="2"><text:bookmark-start text:name="__RefHeading___Toc199_1336622991"/>3.1 Head<text:bookmark-end text:name="__RefHeading___Toc199_1336622991"/></text:h>
      <text:p text:style-name="Text_20_body">Inside <text:span text:style-name="T3">&lt;head&gt;</text:span> tag there are some tags with metainformation. Fill them to provide information about your site to search engines.</text:p>
      <text:p text:style-name="P14"><text:span text:style-name="T5">&lt;</text:span><text:span text:style-name="T6">meta</text:span> name=<text:span text:style-name="T8">"description"</text:span> content=<text:span text:style-name="T8">""</text:span><text:span text:style-name="T5">&gt;</text:span></text:p>
      <text:p text:style-name="P22"><text:span text:style-name="T5">&lt;</text:span><text:span text:style-name="T6">meta</text:span><text:span text:style-name="T9"> name=</text:span><text:span text:style-name="T8">"author"</text:span><text:span text:style-name="T9"> content=</text:span><text:span text:style-name="T8">""</text:span><text:span text:style-name="T5">&gt;</text:span></text:p>
      <text:p text:style-name="Text_20_body">There is a title tag for page title. Feel free to edit it too.</text:p>
      <text:p text:style-name="Preformatted_20_Text"><text:span text:style-name="T5">&lt;title&gt;Event</text:span><text:span text:style-name="T9"> - Bootstrap Theme</text:span><text:span text:style-name="T5">&lt;/title&gt;</text:span></text:p>
      <text:p text:style-name="P15"/>
      <text:p text:style-name="Text_20_body">We use <text:span text:style-name="T3">FontAwesome</text:span>, <text:span text:style-name="T3">Oswald, Cabin</text:span> and <text:span text:style-name="T3">OpenSans</text:span> fonts. To change fonts you need to make changes in .css file of theme. More in <text:a xlink:type="simple" xlink:href="#5.5. Fonts|outline" text:style-name="Internet_20_link" text:visited-style-name="Visited_20_Internet_20_Link">Fonts</text:a> section.</text:p>
      <text:p text:style-name="P19">&lt;!-- Custom Fonts --&gt;</text:p>
      <text:p text:style-name="P16">&lt;link href="https://fonts.googleapis.com/css?family=Open+Sans:300,400,600,700|Oswald:300,400,700" rel="stylesheet"&gt;</text:p>
      <text:p text:style-name="P16"/>
      <text:p text:style-name="Text_20_body">And include <text:span text:style-name="T3">.js</text:span> files.</text:p>
      <text:p text:style-name="P20">&lt;script src="components/jquery.min.js"&gt;&lt;/script&gt;</text:p>
      <text:p text:style-name="P20">&lt;script src="components/bootstrap.min.js"&gt;&lt;/script&gt;</text:p>
      <text:p text:style-name="P20">&lt;script src="components/jquery.countdown.js"&gt;&lt;/script&gt;</text:p>
      <text:p text:style-name="P20">&lt;script src="components/lightgallery.min.js"&gt;&lt;/script&gt;</text:p>
      <text:p text:style-name="P20">&lt;script src="components/validator.js"&gt;&lt;/script&gt;</text:p>
      <text:p text:style-name="P20">&lt;script src="js/audio.js"&gt;&lt;/script&gt;</text:p>
      <text:p text:style-name="P20">&lt;script src="js/scripts.js"&gt;&lt;/script&gt;</text:p>
      <text:p text:style-name="P20"/>
      <text:p text:style-name="Text_20_body">There are also some scripts to add support for <text:span text:style-name="T3">IE8</text:span>.</text:p>
      <text:p text:style-name="P14"><text:span text:style-name="T19">&lt;!--[</text:span><text:span text:style-name="T6">if</text:span><text:span text:style-name="T20"> </text:span><text:span text:style-name="T7">lt</text:span><text:span text:style-name="T20"> IE 9</text:span><text:span text:style-name="T19">]&gt;</text:span></text:p>
      <text:p text:style-name="P14"><text:span text:style-name="T5">&lt;</text:span><text:span text:style-name="T6">script</text:span><text:span text:style-name="T19"> src=</text:span><text:span text:style-name="T8">"https://oss.maxcdn.com/libs/html5shiv/3.7.0/html5shiv.js"</text:span><text:span text:style-name="T5">&gt;&lt;/</text:span><text:span text:style-name="T6">script</text:span><text:span text:style-name="T5">&gt;</text:span></text:p>
      <text:p text:style-name="P14"><text:span text:style-name="T5">&lt;</text:span><text:span text:style-name="T6">script </text:span><text:span text:style-name="T19">src=</text:span><text:span text:style-name="T8">"https://oss.maxcdn.com/libs/respond.js/1.4.2/respond.min.js"</text:span><text:span text:style-name="T5">&gt;&lt;/</text:span><text:span text:style-name="T6">script</text:span><text:span text:style-name="T5">&gt;</text:span></text:p>
      <text:p text:style-name="P22"><text:span text:style-name="T19">&lt;![</text:span><text:span text:style-name="T6">endif</text:span><text:span text:style-name="T19">]--&gt;</text:span></text:p>
      <text:h text:style-name="Heading_20_2" text:outline-level="2"><text:bookmark-start text:name="__RefHeading___Toc135_1336622991"/>3.2 Navigation Panel<text:bookmark-end text:name="__RefHeading___Toc135_1336622991"/></text:h>
      <text:p text:style-name="Text_20_body">The whole navigation panel is placed in <text:span text:style-name="T5">&lt;header class="page-header <text:s text:c="2"/>js-page-header" &gt;</text:span><text:span text:style-name="T23"> tag. </text:span></text:p>
      <text:p text:style-name="Text_20_body"><text:span text:style-name="T23">Important! Top header background set in </text:span><text:span text:style-name="T10">here:</text:span></text:p>
      <text:p text:style-name="P36"><text:span text:style-name="T10">&lt;div class="page-header__background <text:s text:c="2"/>js-header-background" </text:span><text:span text:style-name="T46">data-small="pics/fest-dark-header-bg-sliced--small.png"</text:span><text:span text:style-name="T10"> </text:span><text:span text:style-name="T35">data-large="pics/fest-dark-header-bg-sliced.png"</text:span><text:span text:style-name="T10">&gt;&lt;/div&gt;</text:span></text:p>
      <text:p text:style-name="Text_20_body"><text:span text:style-name="T10">It is special loading feature: browser will load </text:span><text:span text:style-name="T17">data-small="pics/fest-dark-header-bg-sliced—small.png"</text:span><text:span text:style-name="T10"> – it is very tiny version of main background image, then it will load and show main big background picture - </text:span><text:span text:style-name="T17">data-large="pics/fest-dark-header-bg-sliced.png"</text:span><text:span text:style-name="T10">. If you want </text:span><text:soft-page-break/><text:span text:style-name="T10">to use custom background, please, consider to make small version of your custom image and place it in </text:span><text:span text:style-name="T17">data-small="”</text:span><text:span text:style-name="T10"> attribute.</text:span></text:p>
      <text:p text:style-name="P2">The items of navigation panel look just like this:</text:p>
      <text:p text:style-name="P3">...</text:p>
      <text:p text:style-name="P21">&lt;li&gt;&lt;a href="#about-screen" class="page-header__link"&gt;about&lt;/a&gt;&lt;/li&gt;</text:p>
      <text:p text:style-name="P21">&lt;li&gt;&lt;a href="#stars-screen" class="page-header__link"&gt;schedule&lt;/a&gt;&lt;/li&gt;</text:p>
      <text:p text:style-name="P21">...</text:p>
      <text:p text:style-name="P17"/>
      <text:p text:style-name="P2">Change it if you like so. Or add additional links.</text:p>
      <text:p text:style-name="Text_20_body"><text:span text:style-name="T22">Logo </text:span><text:span text:style-name="T45">looks like this:</text:span></text:p>
      <text:p text:style-name="P9">&lt;a class="page-header__brand <text:s text:c="2"/>js-page-header__brand" href="#"&gt;Event.&lt;/a&gt;</text:p>
      <text:p text:style-name="P4">Also, navigation panel contains biggest header with link-button.</text:p>
      <text:p text:style-name="P26"><text:s text:c="2"/>&lt;h1 class="hero__header"&gt;Color#&lt;/br&gt;fest&lt;/span&gt;&lt;/h1&gt;</text:p>
      <text:p text:style-name="P26"><text:s text:c="2"/>&lt;p class="hero__subheader"&gt;The biggest festival ever!&lt;/p&gt;</text:p>
      <text:p text:style-name="P26"><text:s text:c="2"/>&lt;a class="button button__hero" href="#"&gt;Buy the ticket &lt;i class="fa fa-arrow-circle-o-right"&gt;&lt;/i&gt;&lt;/a&gt;</text:p>
      <text:p text:style-name="P26"/>
      <text:p text:style-name="P46">You also can choose icon for button from FontAwesome or Icofont.</text:p>
      <text:h text:style-name="Heading_20_2" text:outline-level="2"><text:bookmark-start text:name="__RefHeading___Toc137_1336622991"/>3.3 Schedule<text:bookmark-end text:name="__RefHeading___Toc137_1336622991"/></text:h>
      <text:p text:style-name="Text_20_body"><text:span text:style-name="T11">Positioning in this screen is quite tricky. We have Bootstrap Rows in here with text and </text:span><text:span text:style-name="T12">image</text:span><text:span text:style-name="T11"> </text:span><text:span text:style-name="T12">block</text:span><text:span text:style-name="T11">.</text:span></text:p>
      <text:p text:style-name="P48"><text:span text:style-name="T18"><text:s text:c="6"/>&lt;!-- text --&gt;</text:span></text:p>
      <text:p text:style-name="P48"><text:span text:style-name="T18"><text:s text:c="6"/>&lt;div class="col-xs-12 col-md-6 col-md-push-6"&gt;</text:span></text:p>
      <text:p text:style-name="P48"><text:span text:style-name="T18"><text:s text:c="8"/>&lt;div class="schedule__event-order"&gt;&lt;span&gt;01/&lt;/span&gt;06&lt;/div&gt;</text:span></text:p>
      <text:p text:style-name="P48"><text:span text:style-name="T18"><text:s text:c="8"/>&lt;div class="schedule__text-block schedule__text-block--right schedule__text-block--card"&gt;</text:span></text:p>
      <text:p text:style-name="P48"><text:span text:style-name="T18"><text:s text:c="10"/>&lt;ul class="schedule__list"&gt;</text:span></text:p>
      <text:p text:style-name="P48"><text:span text:style-name="T18"><text:tab/><text:tab/>...</text:span></text:p>
      <text:p text:style-name="P48"><text:span text:style-name="T18"><text:s text:c="10"/>&lt;/ul&gt;</text:span></text:p>
      <text:p text:style-name="P48"><text:span text:style-name="T18"><text:s text:c="8"/>&lt;/div&gt;</text:span></text:p>
      <text:p text:style-name="P48"><text:span text:style-name="T18"><text:s text:c="6"/>&lt;/div&gt;</text:span></text:p>
      <text:p text:style-name="P48"><text:span text:style-name="T18"><text:s text:c="6"/>&lt;!-- image --&gt;</text:span></text:p>
      <text:p text:style-name="P48"><text:span text:style-name="T18"><text:s text:c="6"/>&lt;div class="col-xs-12 col-md-6 col-md-pull-6"&gt;</text:span></text:p>
      <text:p text:style-name="P48"><text:span text:style-name="T18"><text:s text:c="8"/>&lt;figure class="schedule__image-block schedule__image-block--left"&gt;</text:span></text:p>
      <text:p text:style-name="P48"><text:span text:style-name="T18"><text:s text:c="10"/>&lt;img src="pics/placeholder-schedule-fest-1.jpg" alt=""&gt;</text:span></text:p>
      <text:p text:style-name="P48"><text:span text:style-name="T18"><text:s text:c="8"/>&lt;/figure&gt;</text:span></text:p>
      <text:p text:style-name="P48"><text:span text:style-name="T18"><text:s text:c="6"/>&lt;/div&gt;</text:span></text:p>
      <text:p text:style-name="Text_20_body"><text:span text:style-name="T11">Please, follow the instructions if you want to add new events:</text:span></text:p>
      <text:list xml:id="list7655979160069417760" text:style-name="L2">
        <text:list-item>
          <text:p text:style-name="P38"><text:span text:style-name="T11">Add &lt;div class="row"&gt; as a container for new text-image pair</text:span></text:p>
        </text:list-item>
        <text:list-item>
          <text:p text:style-name="P38"><text:span text:style-name="T11">Add text block</text:span><text:span text:style-name="T16">. </text:span><text:span text:style-name="T11">If it in </text:span><text:span text:style-name="T13">odd</text:span><text:span text:style-name="T11"> row (1,3,...) add </text:span><text:span text:style-name="T38">'col-md-push-6' </text:span><text:span text:style-name="T11">class to wrapper:</text:span></text:p>
          <text:p text:style-name="P49"><text:span text:style-name="T18">&lt;!-- text --&gt;</text:span></text:p>
          <text:p text:style-name="P49"><text:span text:style-name="T18">&lt;div class="col-xs-12 col-md-6 col-md-push-6"&gt;</text:span></text:p>
          <text:p text:style-name="P38"><text:span text:style-name="T11">If in </text:span><text:span text:style-name="T13">even</text:span><text:span text:style-name="T11"> – do not add this class. It is Bootstrap class for more accurate positioning.</text:span></text:p>
        </text:list-item>
      </text:list>
      <text:p text:style-name="Text_20_body"><text:soft-page-break/><text:span text:style-name="T11"><text:tab/>Text-block wrapper:</text:span></text:p>
      <text:p text:style-name="Text_20_body"><text:span text:style-name="T11"><text:tab/>&lt;div class="schedule__text-block </text:span><text:span text:style-name="T38">schedule__text-block--right</text:span><text:span text:style-name="T11">"&gt;</text:span></text:p>
      <text:p text:style-name="Text_20_body"><text:span text:style-name="T11">As you can see, it has special class for positioning. In </text:span><text:span text:style-name="T13">even </text:span><text:span text:style-name="T14">row it will be</text:span><text:span text:style-name="T38">' schedule__text-block—right' </text:span><text:span text:style-name="T11">means it is on right side. In </text:span><text:span text:style-name="T13">3. </text:span>image block will also have similar class, but visa-versa. </text:p>
      <text:p text:style-name="Text_20_body">On <text:span text:style-name="T3">odd </text:span><text:span text:style-name="T1">it will be </text:span><text:span text:style-name="T39">' schedule__text-block—left'. </text:span><text:span text:style-name="T14">And visa-versa on image block.</text:span></text:p>
      <text:list xml:id="list33732222" text:continue-numbering="true" text:style-name="L2">
        <text:list-item>
          <text:p text:style-name="P38"><text:span text:style-name="T11">Add image block. If it in </text:span><text:span text:style-name="T13">odd</text:span><text:span text:style-name="T11"> row (1,3,...) add</text:span><text:span text:style-name="T38"> 'col-md-pull-6' </text:span><text:span text:style-name="T11">class to wrapper:</text:span></text:p>
          <text:p text:style-name="P49"><text:span text:style-name="T18"><text:s text:c="2"/>&lt;!-- image </text:span><text:span text:style-name="T18">--&gt;</text:span></text:p>
          <text:p text:style-name="P49"><text:span text:style-name="T18"><text:s text:c="2"/>&lt;div class="col-xs-12 col-md-6 col-md-pull-6"&gt;</text:span></text:p>
          <text:p text:style-name="P49"><text:span text:style-name="T11">If in </text:span><text:span text:style-name="T13">even</text:span><text:span text:style-name="T11"> – do not add this class. It is Bootstrap class for more accurate positioning.</text:span></text:p>
          <text:p text:style-name="P38"><text:span text:style-name="T11">Image-block wrapper:</text:span></text:p>
          <text:p text:style-name="P38"><text:span text:style-name="T11">&lt;figure class="schedule__image-block </text:span><text:span text:style-name="T38">schedule__image-block--left"</text:span><text:span text:style-name="T11">&gt;</text:span></text:p>
          <text:p text:style-name="P38"><text:span text:style-name="T11">As you can see, it has special class for positioning. In </text:span><text:span text:style-name="T13">even </text:span><text:span text:style-name="T14">row it will be</text:span><text:span text:style-name="T38">' schedule__image-block--left' </text:span><text:span text:style-name="T11">means it is on left side. In </text:span><text:span text:style-name="T13">3. </text:span>image block will also have similar class, but visa-versa. </text:p>
          <text:p text:style-name="P49"><text:span text:style-name="T11">On </text:span><text:span text:style-name="T13">odd </text:span><text:span text:style-name="T14">it will be </text:span><text:span text:style-name="T39">' schedule__image-block--right'. </text:span><text:span text:style-name="T14">And visa-versa on image block.</text:span></text:p>
        </text:list-item>
      </text:list>
      <text:p text:style-name="P50"/>
      <text:h text:style-name="Heading_20_2" text:outline-level="2"><text:bookmark-start text:name="__RefHeading___Toc201_1336622991"/>3.4 Video<text:bookmark-end text:name="__RefHeading___Toc201_1336622991"/></text:h>
      <text:p text:style-name="P10">Video loaded from free video hosting, you may set any video you like.</text:p>
      <text:p text:style-name="P10">You can set another video in here:</text:p>
      <text:p text:style-name="P28">&lt;video class="video-block__video" id="video" preload="none" poster="pics/video-placeholder.jpg" width="100%" height="100%"&gt;</text:p>
      <text:p text:style-name="P28"><text:s text:c="12"/>&lt;source src="http://mazwai.com/system/posts/videos/000/000/218/original/severe-storm-over-mandurah.mp4?1454783161" type="video/mp4"&gt;</text:p>
      <text:p text:style-name="P28">&lt;/video&gt;</text:p>
      <text:p text:style-name="P29"/>
      <text:p text:style-name="P10">Text in video poster:</text:p>
      <text:p text:style-name="P28">&lt;div id="text-poster" class="video-block__poster js-video-block-poster"&gt;</text:p>
      <text:p text:style-name="P28"><text:s text:c="2"/>&lt;h2 class="video-block__heading"&gt;special guest :&lt;/h2&gt;</text:p>
      <text:p text:style-name="P28"><text:s text:c="2"/>&lt;h3 class="video-block__band"&gt;unknow artist&lt;/h3&gt;</text:p>
      <text:p text:style-name="P28"><text:s text:c="2"/>&lt;p class="video-block__subheading"&gt;(See the video fom last concert)&lt;/p&gt;</text:p>
      <text:p text:style-name="P28"><text:s text:c="2"/>&lt;p class="video-block__text"&gt;Lorem ipsum ...&lt;/p&gt;</text:p>
      <text:p text:style-name="P28">&lt;/div&gt;</text:p>
      <text:p text:style-name="P51"><text:span text:style-name="T15"/></text:p>
      <text:h text:style-name="P34" text:outline-level="2"><text:bookmark-start text:name="__RefHeading___Toc141_1336622991"/>3.5 Prices<text:bookmark-end text:name="__RefHeading___Toc141_1336622991"/></text:h>
      <text:p text:style-name="P6">“Tickets” blocks with prices and info.</text:p>
      <text:p text:style-name="P6">Tickets:</text:p>
      <text:p text:style-name="P26"><text:span text:style-name="T48"><text:s text:c="6"/>&lt;div class="price__flex-item <text:s text:c="2"/>col-xs-12 col-sm-6 col-md-4"&gt;</text:span></text:p>
      <text:p text:style-name="P26"><text:soft-page-break/><text:span text:style-name="T48"><text:s text:c="8"/>&lt;div class="price__card"&gt;<text:line-break/> <text:s text:c="9"/>&lt;div class="price__card-inner"&gt;<text:line-break/> <text:s text:c="11"/>&lt;p class="price__card-heading"&gt;fun zone&lt;/p&gt;</text:span></text:p>
      <text:p text:style-name="P26"><text:span text:style-name="T48"><text:s text:c="12"/>&lt;p class="price__card-text"&gt;Funny party aroud the main scene with drinks #and games&lt;/p&gt;</text:span></text:p>
      <text:p text:style-name="P26"><text:span text:style-name="T48"><text:s text:c="12"/>&lt;p class="price__card-price"&gt;it’s free&lt;/p&gt;</text:span></text:p>
      <text:p text:style-name="P26"><text:span text:style-name="T48"><text:s text:c="12"/>&lt;a href="#" class="price__card-btn button button__standart"&gt;Register&lt;/a&gt;<text:line-break/> <text:s text:c="9"/>&lt;/div&gt;</text:span></text:p>
      <text:p text:style-name="P26"><text:span text:style-name="T48"><text:s text:c="8"/>&lt;/div&gt;</text:span></text:p>
      <text:p text:style-name="P26"><text:span text:style-name="T48"><text:s text:c="6"/>&lt;/div&gt;</text:span></text:p>
      <text:p text:style-name="P26"/>
      <text:p text:style-name="P5"><text:span text:style-name="T36">class="col-xs-12 col-md-4"</text:span><text:span text:style-name="T2"> is used in Bootstrap, so please look at </text:span><text:a xlink:type="simple" xlink:href="https://getbootstrap.com/" text:style-name="Internet_20_link" text:visited-style-name="Visited_20_Internet_20_Link"><text:span text:style-name="Source_20_Text"><text:span text:style-name="T28">https://getbootstrap.com/</text:span></text:span></text:a><text:span text:style-name="Source_20_Text"><text:span text:style-name="T28"> for additional information.</text:span></text:span></text:p>
      <text:p text:style-name="P5"><text:span text:style-name="Source_20_Text"><text:span text:style-name="T28">You can add as many blocks as you want.</text:span></text:span></text:p>
      <text:h text:style-name="P34" text:outline-level="2"><text:bookmark-start text:name="__RefHeading___Toc143_1336622991"/>3.6 Gallery<text:bookmark-end text:name="__RefHeading___Toc143_1336622991"/></text:h>
      <text:p text:style-name="P40"><text:span text:style-name="T1">Gallery block powered by lightgallery.js and has special markup: </text:span></text:p>
      <text:p text:style-name="P47"><text:span text:style-name="T1">&lt;div id="lightgallery" class="gallery__container"&gt;</text:span></text:p>
      <text:p text:style-name="P47"><text:span text:style-name="T1"><text:s text:c="2"/>&lt;a h</text:span><text:span text:style-name="T37">ref="pics/fest-gallery-1.jpg"</text:span><text:span text:style-name="T1"> class="gallery__item gallery__item--big"&gt;&lt;img </text:span><text:span text:style-name="T37">src="pics/fest-gallery-1.jpg"</text:span><text:span text:style-name="T1"> alt="Gallery placeholder" class="gallery__image"&gt;&lt;/a&gt;</text:span></text:p>
      <text:p text:style-name="P47"><text:span text:style-name="T1"><text:s text:c="2"/>...</text:span></text:p>
      <text:p text:style-name="P47"><text:span text:style-name="T1">&lt;/div&gt;</text:span></text:p>
      <text:p text:style-name="P52"><text:span text:style-name="T1">Remember not to only add path to image in </text:span><text:span text:style-name="T41">&lt;img src=””&gt;</text:span><text:span text:style-name="T1"> but also add same path to </text:span><text:span text:style-name="T41">&lt;a href=””&gt;</text:span><text:span text:style-name="T1"> attribute.</text:span></text:p>
      <text:p text:style-name="P40"><text:span text:style-name="T1">Every row with images must have 1 </text:span><text:span text:style-name="T47">“big”</text:span><text:span text:style-name="T1"> and 2 </text:span><text:span text:style-name="T47">“small”</text:span><text:span text:style-name="T1"> images: </text:span></text:p>
      <text:p text:style-name="P47"><text:span text:style-name="T1">class="... gallery__item—big"&gt; and class="... gallery__item--small"&gt;</text:span></text:p>
      <text:h text:style-name="P34" text:outline-level="2"><text:bookmark-start text:name="__RefHeading___Toc145_1336622991"/>3.7 Contact<text:bookmark-end text:name="__RefHeading___Toc145_1336622991"/></text:h>
      <text:p text:style-name="Text_20_body">Just simple information blocks.</text:p>
      <text:p text:style-name="P27">&lt;div class="contacts"&gt;</text:p>
      <text:p text:style-name="P27"><text:s text:c="2"/>&lt;h4 class="contacts__heading"&gt;E-mail:&lt;/h4&gt;</text:p>
      <text:p text:style-name="P27"><text:s text:c="2"/>&lt;a class="contacts__text" href="mailto:event@studio.com"&gt;event@studio.com&lt;/a&gt;</text:p>
      <text:p text:style-name="P27">&lt;/div&gt;</text:p>
      <text:p text:style-name="Text_20_body">For example, you can set you email in this one.</text:p>
      <text:p text:style-name="P40">You also can change backround image in <text:span text:style-name="T3">dark </text:span><text:span text:style-name="T1">version:</text:span></text:p>
      <text:p text:style-name="P37"><text:span text:style-name="T1"><text:s text:c="2"/>&lt;div class="contacts" style="background-image: url(pics/bg-fest-contacts-dark.jpg)"&gt;</text:span></text:p>
      <text:h text:style-name="Heading_20_2" text:outline-level="2"><text:bookmark-start text:name="__RefHeading___Toc234_1336622991"/>3.8 Map<text:bookmark-end text:name="__RefHeading___Toc234_1336622991"/></text:h>
      <text:p text:style-name="P1">Map – add any map API you want, there is Google Maps by default, without any settings.</text:p>
      <text:p text:style-name="P1">If you useng Google Maps, then you need to create you key and insert it here, instead of <text:span text:style-name="T40">highlighted text sector</text:span>:</text:p>
      <text:p text:style-name="P25"><text:soft-page-break/>&lt;script async defer</text:p>
      <text:p text:style-name="P25"><text:s text:c="4"/>src="https://maps.googleapis.com/maps/api/js?key=<text:span text:style-name="T40">AIzaSyAD2GTLh7SeztYAZw5ln9zvSnBmkoFq5OM</text:span>&amp;callback=initMap"&gt;</text:p>
      <text:p text:style-name="P25">&lt;/script&gt;</text:p>
      <text:p text:style-name="P25"/>
      <text:p text:style-name="P1">Look official documentation for maps API for more information on subject.</text:p>
      <text:p text:style-name="P1">Anyway, general html-markup looks like this:</text:p>
      <text:p text:style-name="P25">&lt;div class="layout-dark layout-dark__map-screen"&gt;</text:p>
      <text:p text:style-name="P25"><text:s text:c="2"/>&lt;div id="footer-map"&gt;&lt;/div&gt;</text:p>
      <text:p text:style-name="P25">&lt;/div&gt;</text:p>
      <text:p text:style-name="P1">It is responsive and full screen block.</text:p>
      <text:h text:style-name="Heading_20_2" text:outline-level="2"><text:bookmark-start text:name="__RefHeading___Toc236_1336622991"/>3.9 Footer<text:bookmark-end text:name="__RefHeading___Toc236_1336622991"/></text:h>
      <text:p text:style-name="Text_20_body"><text:span text:style-name="T21">Footer contains info similar to </text:span><text:span text:style-name="T24">Contacts</text:span><text:span text:style-name="T21"> screen and have small subscription form. You will need configured server scripts to make this form work, but html-5 form is fully valid and prepared.</text:span></text:p>
      <text:p text:style-name="P27">&lt;form action="" method="GET"&gt;</text:p>
      <text:p text:style-name="P27"><text:s text:c="4"/>&lt;fieldset&gt;</text:p>
      <text:p text:style-name="P27"><text:s text:c="8"/>&lt;label for="email"&gt;Type your email here&lt;/label&gt;</text:p>
      <text:p text:style-name="P27"><text:s text:c="8"/>&lt;input name="email" type="text" id="email" placeholder="Your email here" value=""&gt;</text:p>
      <text:p text:style-name="P27"><text:s text:c="8"/>&lt;button&gt;&lt;span&gt;Subcribe&lt;/span&gt;&lt;/button&gt;</text:p>
      <text:p text:style-name="P27"><text:s text:c="4"/>&lt;/fieldset&gt;</text:p>
      <text:p text:style-name="P27">&lt;/form&gt;</text:p>
      <text:h text:style-name="P35" text:outline-level="1"><text:bookmark-start text:name="__RefHeading___Toc112_1696862431"/>4. CSS files and Structure<text:bookmark-end text:name="__RefHeading___Toc112_1696862431"/></text:h>
      <text:p text:style-name="Text_20_body">There are six css files in <text:span text:style-name="T3">./dist/css folder</text:span></text:p>
      <text:p text:style-name="Directory_20_Tree">dist<text:line-break/><text:line-break/>│<text:line-break/><text:line-break/>└── css</text:p>
      <text:p text:style-name="Directory_20_Tree"><text:s text:c="4"/>├── concert-dark.css</text:p>
      <text:p text:style-name="Directory_20_Tree"><text:s text:c="4"/>├── concert-light.css</text:p>
      <text:p text:style-name="Directory_20_Tree"><text:s text:c="4"/>├── <text:span text:style-name="T33">conf</text:span>-dark.css</text:p>
      <text:p text:style-name="Directory_20_Tree"><text:s text:c="4"/>├── <text:span text:style-name="T33">conf</text:span>-light.css</text:p>
      <text:p text:style-name="Directory_20_Tree"><text:s text:c="4"/>├── fest-dark.css</text:p>
      <text:p text:style-name="Directory_20_Tree"><text:s text:c="4"/><text:span text:style-name="T4">└──</text:span> fest-light.css</text:p>
      <text:p text:style-name="Text_20_body">Each <text:span text:style-name="T3">.css</text:span> file has a color theme and styles for every page in our theme.<text:span text:style-name="T3"><text:line-break/></text:span><text:span text:style-name="T1">Every </text:span><text:span text:style-name="T3">html</text:span><text:span text:style-name="T1"> file has its own styles, there are not only color changes in -</text:span><text:span text:style-name="T3">light -dark</text:span><text:span text:style-name="T1"> versions, but also a markup. Feel free to edit </text:span><text:span text:style-name="T3">.css</text:span><text:span text:style-name="T1"> files for applying little changes in theme. For more complex editing we recommend to edit</text:span><text:span text:style-name="T3"> .less</text:span><text:span text:style-name="T1"> files and rebuild template. Read about it in </text:span><text:a xlink:type="simple" xlink:href="#9.9. Editing source code|outline" text:style-name="Internet_20_link" text:visited-style-name="Visited_20_Internet_20_Link"><text:span text:style-name="T1">Editing source code</text:span></text:a><text:span text:style-name="T1"> section.<text:line-break/><text:line-break/></text:span><text:span text:style-name="T3">Source maps</text:span><text:span text:style-name="T1"> </text:span><text:span text:style-name="T34">are</text:span><text:span text:style-name="T1"> included in </text:span><text:span text:style-name="T3">.css</text:span><text:span text:style-name="T1"> files and mapping </text:span><text:span text:style-name="T3">.less</text:span><text:span text:style-name="T1"> file in </text:span><text:span text:style-name="T3">./src/less/</text:span><text:span text:style-name="T1"> folder.<text:line-break/>Further information provided in </text:span><text:a xlink:type="simple" xlink:href="#9.9. Editing source code|outline" text:style-name="Internet_20_link" text:visited-style-name="Visited_20_Internet_20_Link"><text:span text:style-name="T1">Editing source code</text:span></text:a><text:span text:style-name="T1"> part.</text:span></text:p>
      <text:h text:style-name="P35" text:outline-level="1"><text:bookmark-start text:name="__RefHeading___Toc114_1696862431"/>5. Fonts<text:bookmark-end text:name="__RefHeading___Toc114_1696862431"/></text:h>
      <text:p text:style-name="Text_20_body">We use <text:span text:style-name="T3">FontAwesome</text:span>, <text:span text:style-name="T3">Oswald, OpenSans</text:span> and <text:span text:style-name="T3">Cabin</text:span> fonts. You can find a lot of font definitions in any <text:span text:style-name="T3">.css</text:span><text:span text:style-name="T1"> file. To edit them in css is pretty complicated task. So we recommend to edit </text:span><text:span text:style-name="T3">.less</text:span><text:span text:style-name="T1"> file of theme.</text:span></text:p>
      <text:p text:style-name="Text_20_body"><text:span text:style-name="T1">For example, change the following lines in </text:span><text:span text:style-name="T3">./src/less/themes/concert-dark.less</text:span><text:span text:style-name="T1"> :</text:span></text:p>
      <text:p text:style-name="P12">@font-first: "Open Sans", Helvetica, Arial, sans-serif;</text:p>
      <text:p text:style-name="P12">@font-second: "Oswald", Helvetica, Arial, sans-serif;</text:p>
      <text:p text:style-name="P12">@font-third: "Oswald Stencil", Helvetica, Arial, sans-serif;</text:p>
      <text:p text:style-name="Text_20_body"><text:span text:style-name="T1">And then set this variables to desired elements. Visit links in <text:s/></text:span><text:a xlink:type="simple" xlink:href="#8.8. Editing source code|outline" text:style-name="Internet_20_link" text:visited-style-name="Visited_20_Internet_20_Link"><text:span text:style-name="T1">Edititng source code</text:span></text:a><text:span text:style-name="T1"> section lo learn more about LESS preprocessor.</text:span></text:p>
      <text:p text:style-name="Text_20_body">Add the fonts you are going to use into <text:span text:style-name="T3">index.html</text:span><text:span text:style-name="T1"> via Google Font API.</text:span></text:p>
      <text:p text:style-name="Text_20_body"><text:span text:style-name="T1">We also use iconic fonts: FontAwesome and Icofont. They are added via </text:span><text:span text:style-name="T3">css (less)</text:span><text:span text:style-name="T1">. </text:span></text:p>
      <text:p text:style-name="Text_20_body"><text:span text:style-name="T1">Icofont doesn't have less sources, so we added it through separate .</text:span><text:span text:style-name="T3">css</text:span><text:span text:style-name="T1"> file directly into html: </text:span></text:p>
      <text:p text:style-name="P11"><text:s text:c="2"/>&lt;link rel="stylesheet" href="css/icofont.css"&gt;</text:p>
      <text:p text:style-name="Text_20_body"><text:span text:style-name="T1">FontAwesome has </text:span><text:span text:style-name="T3">.less</text:span><text:span text:style-name="T1"> sources, so you can find it in </text:span><text:span text:style-name="T44">scr/less/font-awesome </text:span><text:span text:style-name="T1">folder.</text:span></text:p>
      <text:p text:style-name="Text_20_body">(<text:a xlink:type="simple" xlink:href="https://developers.google.com/fonts/" text:style-name="Internet_20_link" text:visited-style-name="Visited_20_Internet_20_Link">https://developers.google.com/fonts/</text:a>) and then rebuild the template with blue color scheme.<text:line-break/>Read in <text:a xlink:type="simple" xlink:href="#8.8. Editing source code|outline" text:style-name="Internet_20_link" text:visited-style-name="Visited_20_Internet_20_Link">Edititng source code</text:a> how to rebuild the template.</text:p>
      <text:h text:style-name="P35" text:outline-level="1"><text:bookmark-start text:name="__RefHeading___Toc116_1696862431"/>6. JavaScript<text:bookmark-end text:name="__RefHeading___Toc116_1696862431"/></text:h>
      <text:p text:style-name="Text_20_body">Some <text:span text:style-name="T3">.js </text:span><text:span text:style-name="T1">files placed in </text:span><text:span text:style-name="T44">js</text:span><text:span text:style-name="T1"> folder, and some in </text:span><text:span text:style-name="T44">components</text:span><text:span text:style-name="T1"> folder. It is made for developing reasons (we use Bower), but it has no impact on final product.</text:span></text:p>
      <text:p text:style-name="Directory_20_Tree">dist</text:p>
      <text:p text:style-name="Directory_20_Tree">└── components</text:p>
      <text:p text:style-name="Directory_20_Tree"><text:span text:style-name="T4">│</text:span> <text:s text:c="2"/>├── bootstrap.min.js</text:p>
      <text:p text:style-name="Directory_20_Tree"><text:span text:style-name="T4">│</text:span> <text:s text:c="2"/>├── jquery.min.js</text:p>
      <text:p text:style-name="Directory_20_Tree"><text:span text:style-name="T4">│</text:span> <text:s text:c="2"/>├── jquery.countdown.js</text:p>
      <text:p text:style-name="Directory_20_Tree"><text:span text:style-name="T4">│</text:span> <text:s text:c="2"/>├── lightgallery.min.js</text:p>
      <text:p text:style-name="Directory_20_Tree"><text:span text:style-name="T4">│</text:span> <text:s text:c="2"/>└── validator.js</text:p>
      <text:p text:style-name="Directory_20_Tree">└── js</text:p>
      <text:p text:style-name="Directory_20_Tree"><text:s text:c="4"/>├── audio.js</text:p>
      <text:p text:style-name="Directory_20_Tree"><text:s text:c="4"/>└── scripts.js</text:p>
      <text:p text:style-name="Directory_20_Tree"/>
      <text:p text:style-name="Text_20_body"><text:span text:style-name="T3">.min.js</text:span> files are just minified versions of <text:span text:style-name="T3">.js</text:span> files. It’s better to use them in production, while simple <text:span text:style-name="T3">.js</text:span> files are better for development.</text:p>
      <text:p text:style-name="P24"><text:span text:style-name="T3">bootstrap.js</text:span> – the javascript code required for bootstrap.<text:line-break/><text:span text:style-name="T3">jquery.js</text:span><text:span text:style-name="T1"> – it’s understood.</text:span><text:line-break/><text:span text:style-name="T3">jquery.countdown.js</text:span><text:span text:style-name="T1"> – jquery plugin for countdown timer on some screens.</text:span></text:p>
      <text:p text:style-name="P24"><text:span text:style-name="T3">lightgallery.js</text:span><text:span text:style-name="T1"> – gallery viewer.</text:span></text:p>
      <text:p text:style-name="P24"><text:span text:style-name="T3">validator.js</text:span><text:span text:style-name="T1"> – validation library used for validating fields in contact form.</text:span></text:p>
      <text:p text:style-name="P24"><text:span text:style-name="T3">audio.js</text:span><text:span text:style-name="T1"> – library for audio player in Concert Template.</text:span><text:line-break/><text:span text:style-name="T3">scripts.js</text:span> – custom scripts to set up functionality of template.<text:line-break/></text:p>
      <text:h text:style-name="P35" text:outline-level="1"><text:bookmark-start text:name="__RefHeading___Toc122_1696862431"/>7. Editing source code<text:bookmark-end text:name="__RefHeading___Toc122_1696862431"/></text:h>
      <text:p text:style-name="Text_20_body">First of all you need to prepare your environment.</text:p>
      <text:p text:style-name="Text_20_body">1. Download and install <text:span text:style-name="T3">latest </text:span><text:span text:style-name="T3">stable version</text:span> of node.js and npm: <text:a xlink:type="simple" xlink:href="https://nodejs.org/" text:style-name="Internet_20_link" text:visited-style-name="Visited_20_Internet_20_Link">https://nodejs.org</text:a></text:p>
      <text:p text:style-name="Text_20_body">2. Install gulp: <text:a xlink:type="simple" xlink:href="http://gulpjs.com/" text:style-name="Internet_20_link" text:visited-style-name="Visited_20_Internet_20_Link">http://gulpjs.com/</text:a></text:p>
      <text:p text:style-name="P7"><text:tab/>$ npm install --global gulp-cli</text:p>
      <text:p text:style-name="Text_20_body">3. Open the folder with project (<text:span text:style-name="T3">the root folder, not ./src or ./dist</text:span>) in terminal (or cmd) and run:</text:p>
      <text:p text:style-name="Text_20_body"><text:tab/><text:span text:style-name="T25">$ n</text:span><text:span text:style-name="T25">pm install</text:span></text:p>
      <text:p text:style-name="P8">4. If everything is alright simply run:</text:p>
      <text:p text:style-name="P8"><text:tab/><text:span text:style-name="T25">$ gulp</text:span></text:p>
      <text:p text:style-name="P8">To make a final of build the template run:</text:p>
      <text:p text:style-name="P7"><text:tab/>$ gulp build</text:p>
      <text:p text:style-name="Text_20_body"><text:span text:style-name="T26">WARNING: After this operation </text:span><text:span text:style-name="T32">index.html</text:span><text:span text:style-name="T26"> and all </text:span><text:span text:style-name="T32">.css</text:span><text:span text:style-name="T26"> files in </text:span><text:span text:style-name="T32">./dist</text:span><text:span text:style-name="T26"> folder will be rewritten. Assure that you will lose the changes that you did in files located in </text:span><text:span text:style-name="T32">./dist</text:span><text:span text:style-name="T26"> folder. If you decided to rebuild the template, make changes in </text:span><text:span text:style-name="T32">./src</text:span><text:span text:style-name="T27"> folder and then rebuild.</text:span></text:p>
      <text:p text:style-name="P8"><text:span text:style-name="T1">F</text:span><text:span text:style-name="T1">or each </text:span><text:span text:style-name="T3">.css</text:span><text:span text:style-name="T1"> file </text:span><text:span text:style-name="T3">source maps</text:span><text:span text:style-name="T1"> will be </text:span><text:span text:style-name="T1">included</text:span><text:span text:style-name="T1">. <text:s/></text:span></text:p>
      <text:p text:style-name="P8"><text:span text:style-name="Source_20_Text"><text:span text:style-name="T30">And after this you are ready to make changes.</text:span></text:span></text:p>
      <text:p text:style-name="P18"><text:span text:style-name="Source_20_Text"><text:span text:style-name="T29">Used icon fonts – all free to use:</text:span></text:span></text:p>
      <text:p text:style-name="P18"><text:span text:style-name="Source_20_Text"><text:span text:style-name="T29"/></text:span></text:p>
      <text:p text:style-name="P18"><text:a xlink:type="simple" xlink:href="http://fontawesome.io/" text:style-name="Internet_20_link" text:visited-style-name="Visited_20_Internet_20_Link"><text:span text:style-name="Source_20_Text"><text:span text:style-name="T29">http://fontawesome.io/</text:span></text:span></text:a></text:p>
      <text:p text:style-name="P18"><text:a xlink:type="simple" xlink:href="http://icofont.com/" text:style-name="Internet_20_link" text:visited-style-name="Visited_20_Internet_20_Link"><text:span text:style-name="Source_20_Text"><text:span text:style-name="T29">http://icofont.com/</text:span></text:span></text:a><text:span text:style-name="Source_20_Text"><text:span text:style-name="T29"> </text:span></text:span></text:p>
      <text:p text:style-name="P18"><text:span text:style-name="Source_20_Text"><text:span text:style-name="T29"/></text:span></text:p>
      <text:p text:style-name="P18"><text:span text:style-name="Source_20_Text"><text:span text:style-name="T29">Just find icon you need and set proper class in </text:span></text:span><text:span text:style-name="Source_20_Text"><text:span text:style-name="T31">htm</text:span></text:span><text:span text:style-name="Source_20_Text"><text:span text:style-name="T29">l.</text:span></text:span></text:p>
      <text:p text:style-name="P18"><text:span text:style-name="Source_20_Text"><text:span text:style-name="T29"/></text:span></text:p>
      <text:p text:style-name="P18"><text:span text:style-name="Source_20_Text"><text:span text:style-name="T29">If you don’t know less or bootstrap, learn it:</text:span></text:span></text:p>
      <text:p text:style-name="P18"><text:a xlink:type="simple" xlink:href="http://lesscss.org/" text:style-name="Internet_20_link" text:visited-style-name="Visited_20_Internet_20_Link"><text:span text:style-name="Source_20_Text"><text:span text:style-name="T29">http://lesscss.org</text:span></text:span></text:a></text:p>
      <text:p text:style-name="P18"><text:a xlink:type="simple" xlink:href="https://getbootstrap.com/" text:style-name="Internet_20_link" text:visited-style-name="Visited_20_Internet_20_Link"><text:span text:style-name="Source_20_Text"><text:span text:style-name="T29">https://getbootstrap.com/</text:span></text:span></text:a></text:p>
      <text:p text:style-name="P18"><text:span text:style-name="Source_20_Text"><text:span text:style-name="T29"/></text:span></text:p>
      <text:p text:style-name="P18"><text:span text:style-name="Source_20_Text"><text:span text:style-name="T29">Good luck and have fu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Directory_20_Tree" style:display-name="Directory Tree" style:family="paragraph" style:parent-style-name="Text_20_body">
      <style:paragraph-properties fo:line-height="50%"/>
      <style:text-properties style:font-name="monospace" fo:background-color="transparen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AR PL SungtiL GB1" style:font-size-asian="10pt" style:font-name-complex="Liberation Mono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AR PL SungtiL GB1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2T14:47:31.192055083</meta:creation-date>
    <dc:date>2016-09-29T13:55:54.91</dc:date>
    <meta:editing-duration>PT16H58M53S</meta:editing-duration>
    <meta:editing-cycles>180</meta:editing-cycles>
    <meta:generator>OpenOffice/4.1.2$Win32 OpenOffice.org_project/412m3$Build-9782</meta:generator>
    <meta:document-statistic meta:table-count="0" meta:image-count="0" meta:object-count="0" meta:page-count="12" meta:paragraph-count="257" meta:word-count="1808" meta:character-count="13490"/>
  </office:meta>
</office:document-meta>
</file>